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8in"/>
    </style:style>
    <style:style style:name="co2" style:family="table-column">
      <style:table-column-properties fo:break-before="auto" style:column-width="0.7846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2.6181in"/>
    </style:style>
    <style:style style:name="co5" style:family="table-column">
      <style:table-column-properties fo:break-before="auto" style:column-width="2.0764in"/>
    </style:style>
    <style:style style:name="co6" style:family="table-column">
      <style:table-column-properties fo:break-before="auto" style:column-width="2.3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5071in" fo:break-before="auto" style:use-optimal-row-height="true"/>
    </style:style>
    <style:style style:name="ro4" style:family="table-row">
      <style:table-row-properties style:row-height="0.6665in" fo:break-before="auto" style:use-optimal-row-height="true"/>
    </style:style>
    <style:style style:name="ro5" style:family="table-row">
      <style:table-row-properties style:row-height="1.0071in" fo:break-before="auto" style:use-optimal-row-height="false"/>
    </style:style>
    <style:style style:name="ro6" style:family="table-row">
      <style:table-row-properties style:row-height="0.9862in" fo:break-before="auto" style:use-optimal-row-height="true"/>
    </style:style>
    <style:style style:name="ro7" style:family="table-row">
      <style:table-row-properties style:row-height="1.1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true" fo:wrap-option="wrap" style:vertical-align="top"/>
      <style:paragraph-properties fo:text-align="star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Test case No.</text:p>
          </table:table-cell>
          <table:table-cell table:style-name="ce3" office:value-type="string" calcext:value-type="string">
            <text:p>Test case Description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/Fail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 get all user information</text:p>
          </table:table-cell>
          <table:table-cell table:style-name="ce4" office:value-type="string" calcext:value-type="string">
            <text:p>api/users?page=2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all user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o get information of user2</text:p>
          </table:table-cell>
          <table:table-cell table:style-name="ce4" office:value-type="string" calcext:value-type="string">
            <text:p>api/users/2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user2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o get information of user with wrong user ID(ID=23)</text:p>
          </table:table-cell>
          <table:table-cell table:style-name="ce4" office:value-type="string" calcext:value-type="string">
            <text:p>api/users/23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404 as the user is not found in user list no output in response bod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o get details list of user information</text:p>
          </table:table-cell>
          <table:table-cell table:style-name="ce4" office:value-type="string" calcext:value-type="string">
            <text:p>api/unknown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all user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 get details of user2</text:p>
          </table:table-cell>
          <table:table-cell table:style-name="ce4" office:value-type="string" calcext:value-type="string">
            <text:p>api/unknown/2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user2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o get details of user with wrong user ID(ID=23)</text:p>
          </table:table-cell>
          <table:table-cell table:style-name="ce4" office:value-type="string" calcext:value-type="string">
            <text:p>api/unknown/23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404 as the user is not found in user list no output in response bod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o create the new user with a name and job</text:p>
          </table:table-cell>
          <table:table-cell table:style-name="ce5" office:value-type="string" calcext:value-type="string">
            <text:p>1.api/users 2.give data in body(select json) as                      {</text:p>
            <text:p>    "name": "morpheus",</text:p>
            <text:p>    "job": "leader"</text:p>
            <text:p>}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status code will be 201 and details of user which provided in json will be o/p in response body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to create the new user with a name and job</text:p>
          </table:table-cell>
          <table:table-cell table:style-name="ce5" office:value-type="string" calcext:value-type="string">
            <text:p>1.api/users 2.give data in body(select json) as                      {</text:p>
            <text:p>    "name": "",</text:p>
            <text:p>    "job": "leader"</text:p>
            <text:p>}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name is not given user should not be created</text:p>
          </table:table-cell>
          <table:table-cell table:style-name="ce4" office:value-type="string" calcext:value-type="string">
            <text:p>status code will be 201 and details of user which provided in json will be o/p in response body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o create the new user with a name and job</text:p>
          </table:table-cell>
          <table:table-cell table:style-name="ce5" office:value-type="string" calcext:value-type="string">
            <text:p>1.api/users 2.give data in body(select json) as                      {</text:p>
            <text:p>    "name": "@@@@@",</text:p>
            <text:p>    "job": "leader"</text:p>
            <text:p>}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special character given in name it should error</text:p>
          </table:table-cell>
          <table:table-cell table:style-name="ce4" office:value-type="string" calcext:value-type="string">
            <text:p>status code will be 201 and details of user which provided in json will be o/p in response body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to create the new user with a name and job</text:p>
          </table:table-cell>
          <table:table-cell table:style-name="ce5" office:value-type="string" calcext:value-type="string">
            <text:p>1.api/users 2.give data in raw(select json) as                      {</text:p>
            <text:p>    "name": "morpheus",</text:p>
            <text:p>    "job": "@@@@@"</text:p>
            <text:p>}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status code will be 201 and details of user which provided in json will be o/p in response body </text:p>
          </table:table-cell>
          <table:table-cell office:value-type="string" calcext:value-type="string">
            <text:p><text:span text:style-name="T3">same as expected</text:span></text:p>
            <text:p><text:span text:style-name="T3"/></text:p>
            <text:p><text:span text:style-name="T3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to create the new user with a name and job</text:p>
          </table:table-cell>
          <table:table-cell table:style-name="ce5" office:value-type="string" calcext:value-type="string">
            <text:p>1.api/users 2.give data in body(select json) as                      {</text:p>
            <text:p>    "name": "",</text:p>
            <text:p>    "job": ""</text:p>
            <text:p>}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name and job field is empty it should not created user.</text:p>
          </table:table-cell>
          <table:table-cell table:style-name="ce4" office:value-type="string" calcext:value-type="string">
            <text:p>status code will be 201 and details of user which provided in json will be o/p in response body </text:p>
          </table:table-cell>
          <table:table-cell office:value-type="string" calcext:value-type="string">
            <text:p>Fail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to change the existing data in users </text:p>
          </table:table-cell>
          <table:table-cell table:style-name="ce4" office:value-type="string" calcext:value-type="string">
            <text:p>1./api/users/2                 2.give the data in body(select json) as                      {</text:p>
            <text:p>    "name": "morpheus",</text:p>
            <text:p>    "job": "zion resident"</text:p>
            <text:p>}  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status code will be 200 and details of all user will be o/p in response </text:p>
          </table:table-cell>
          <table:table-cell office:value-type="string" calcext:value-type="string">
            <text:p><text:span text:style-name="T3">same as expected</text:span></text:p>
            <text:p><text:span text:style-name="T3"/></text:p>
            <text:p><text:span text:style-name="T3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to change the existing data in users without giving name</text:p>
          </table:table-cell>
          <table:table-cell table:style-name="ce4" office:value-type="string" calcext:value-type="string">
            <text:p>1./api/users/2                 2.give the data in body(select json) as                      {</text:p>
            <text:p>    "name": "",</text:p>
            <text:p>    "job": "zion resident"</text:p>
            <text:p>}  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it should not create the user because the name field is blank</text:p>
          </table:table-cell>
          <table:table-cell table:style-name="ce4" office:value-type="string" calcext:value-type="string">
            <text:p>status code will be 200 and details of all user will be o/p in response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to delete existing user with id=2 </text:p>
          </table:table-cell>
          <table:table-cell office:value-type="string" calcext:value-type="string">
            <text:p>/api/users?page=2</text:p>
          </table:table-cell>
          <table:table-cell table:style-name="ce4" office:value-type="string" calcext:value-type="string">
            <text:p>give url <text:s/>as provided in test data and click on run button</text:p>
          </table:table-cell>
          <table:table-cell table:style-name="ce4" office:value-type="string" calcext:value-type="string">
            <text:p>status code 204 no content should be the response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to register the with email and password</text:p>
          </table:table-cell>
          <table:table-cell table:style-name="ce6" office:value-type="string" calcext:value-type="string">
            <text:p><text:span text:style-name="T1">1.</text:span><text:span text:style-name="T1"><text:a xlink:href="https://reqres.in/api/register" xlink:type="simple">/api/register</text:a></text:span><text:span text:style-name="T1">                2.give the data in body(json) as </text:span><text:span text:style-name="T2">email: "</text:span><text:span text:style-name="T2"><text:a xlink:href="mailto:eve.holt@reqres.in" xlink:type="simple">eve.holt@reqres.in</text:a></text:span><text:span text:style-name="T2">"     password: "pistol”</text:span>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status code 200 should in response page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to register the with email as blank and password</text:p>
          </table:table-cell>
          <table:table-cell table:style-name="ce6" office:value-type="string" calcext:value-type="string">
            <text:p><text:span text:style-name="T1">1.</text:span><text:span text:style-name="T1"><text:a xlink:href="https://reqres.in/api/register" xlink:type="simple">/api/register</text:a></text:span><text:span text:style-name="T1">                2.give the data in body(json) as </text:span><text:span text:style-name="T2">email: ""     password: "pistol”</text:span>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name field is empty it should throw error as status code 400 bad request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o register the with email and password as blank</text:p>
          </table:table-cell>
          <table:table-cell table:style-name="ce6" office:value-type="string" calcext:value-type="string">
            <text:p><text:span text:style-name="T1">1.</text:span><text:span text:style-name="T1"><text:a xlink:href="https://reqres.in/api/register" xlink:type="simple">/api/register</text:a></text:span><text:span text:style-name="T1">                2.give the data in body(json) as </text:span><text:span text:style-name="T2">email: "</text:span><text:span text:style-name="T2"><text:a xlink:href="mailto:eve.holt@reqres.in" xlink:type="simple">eve.holt@reqres.in</text:a></text:span><text:span text:style-name="T2">"     password: "”</text:span>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password field is empty it should throw error as status code 400 bad request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to register the with email as blank and password as blank</text:p>
          </table:table-cell>
          <table:table-cell table:style-name="ce7" office:value-type="string" calcext:value-type="string">
            <text:p><text:span text:style-name="T1">1.</text:span><text:span text:style-name="T1"><text:a xlink:href="https://reqres.in/api/register" xlink:type="simple">/api/register</text:a></text:span><text:span text:style-name="T1">                2.give the data in body(json) as </text:span><text:span text:style-name="T2">email: ""     password: "”</text:span>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name and password field are empty it should throw error as status code 400 bad request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to register with wrong provided the password</text:p>
          </table:table-cell>
          <table:table-cell table:style-name="ce4" office:value-type="string" calcext:value-type="string">
            <text:p>1./api/register                2.given data in body(json)        email:”<text:a xlink:href="mailto:12345@gmail.com" xlink:type="simple">12345@gmail.com</text:a>”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as the given email is present it should give status code as 400 and show as password missing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1:10:29.261000000</meta:creation-date>
    <dc:date>2021-10-26T15:40:23.946000000</dc:date>
    <meta:editing-duration>PT1H36M7S</meta:editing-duration>
    <meta:editing-cycles>4</meta:editing-cycles>
    <meta:generator>LibreOffice/7.1.6.2$Windows_X86_64 LibreOffice_project/0e133318fcee89abacd6a7d077e292f1145735c3</meta:generator>
    <meta:document-statistic meta:table-count="1" meta:cell-count="141" meta:object-count="0"/>
  </office:meta>
</office:document-meta>
</file>